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808080" fo:border="0.74pt solid #b2b2b2"/>
      <style:text-properties fo:color="#ffffff"/>
    </style:style>
    <style:style style:name="ce3" style:family="table-cell" style:parent-style-name="Default">
      <style:table-cell-properties fo:border="0.74pt solid #b2b2b2"/>
    </style:style>
    <style:style style:name="ce4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 &amp; reads" table:style-name="ta1">
        <office:forms form:automatic-focus="false" form:apply-design-mode="false"/>
        <table:shapes>
          <draw:frame draw:z-index="0" draw:style-name="gr1" draw:text-style-name="P1" svg:width="334.66pt" svg:height="274.2pt" svg:x="906.12pt" svg:y="26.36pt">
            <loext:p draw:notify-on-update-of-ranges="'runtime &amp; reads'.J5:'runtime &amp; reads'.J10 'runtime &amp; reads'.K5:'runtime &amp; reads'.K10 'runtime &amp; reads'.L5:'runtime &amp; reads'.L10 'runtime &amp; reads'.L5:'runtime &amp; reads'.L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4.38pt" svg:height="274.2pt" svg:x="1256.63pt" svg:y="28.32pt">
            <loext:p draw:notify-on-update-of-ranges="'runtime &amp; reads'.J5:'runtime &amp; reads'.J10 'runtime &amp; reads'.O5:'runtime &amp; reads'.O10 'runtime &amp; reads'.P5:'runtime &amp; reads'.P10 'runtime &amp; reads'.P5:'runtime &amp; reads'.P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Result from different runtime &amp; type of read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oengine</text:p>
          </table:table-cell>
          <table:table-cell table:style-name="ce2" office:value-type="string" calcext:value-type="string">
            <text:p>read type</text:p>
          </table:table-cell>
          <table:table-cell table:style-name="ce2" office:value-type="string" calcext:value-type="string">
            <text:p>numjobs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I/O throughput</text:p>
          </table:table-cell>
          <table:table-cell table:style-name="ce2" office:value-type="string" calcext:value-type="string">
            <text:p>latency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std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9900" calcext:value-type="float">
            <text:p>1509900</text:p>
          </table:table-cell>
          <table:table-cell table:style-name="ce3" office:value-type="float" office:value="358" calcext:value-type="float">
            <text:p>35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G5:.G7])" office:value-type="float" office:value="1509466.66666667" calcext:value-type="float">
            <text:p>1509466.66666667</text:p>
          </table:table-cell>
          <table:table-cell table:style-name="ce3" table:formula="of:=STDEV([.G5:.G7])" office:value-type="float" office:value="750.555349946513" calcext:value-type="float">
            <text:p>750.5553499465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H5:.H7])" office:value-type="float" office:value="346" calcext:value-type="float">
            <text:p>346</text:p>
          </table:table-cell>
          <table:table-cell table:style-name="ce3" table:formula="of:=STDEV([.H5:.H7])" office:value-type="float" office:value="10.5830052442584" calcext:value-type="float">
            <text:p>10.5830052442584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8600" calcext:value-type="float">
            <text:p>1508600</text:p>
          </table:table-cell>
          <table:table-cell table:style-name="ce3" office:value-type="float" office:value="342" calcext:value-type="float">
            <text:p>34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G8:.G10])" office:value-type="float" office:value="730853.333333333" calcext:value-type="float">
            <text:p>730853.333333333</text:p>
          </table:table-cell>
          <table:table-cell table:style-name="ce3" table:formula="of:=STDEV([.G8:.G10])" office:value-type="float" office:value="2565.64481823446" calcext:value-type="float">
            <text:p>2565.6448182344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H8:.H10])" office:value-type="float" office:value="916.666666666667" calcext:value-type="float">
            <text:p>916.666666666667</text:p>
          </table:table-cell>
          <table:table-cell table:style-name="ce3" table:formula="of:=STDEV([.H8:.H10])" office:value-type="float" office:value="59.6769078734257" calcext:value-type="float">
            <text:p>59.6769078734257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9900" calcext:value-type="float">
            <text:p>1509900</text:p>
          </table:table-cell>
          <table:table-cell table:style-name="ce3" office:value-type="float" office:value="338" calcext:value-type="float">
            <text:p>33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G11:.G13])" office:value-type="float" office:value="739133.333333333" calcext:value-type="float">
            <text:p>739133.333333333</text:p>
          </table:table-cell>
          <table:table-cell table:style-name="ce3" table:formula="of:=STDEV([.G11:.G13])" office:value-type="float" office:value="13744.4448899668" calcext:value-type="float">
            <text:p>13744.444889966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H11:.H13])" office:value-type="float" office:value="214933.333333333" calcext:value-type="float">
            <text:p>214933.333333333</text:p>
          </table:table-cell>
          <table:table-cell table:style-name="ce3" table:formula="of:=STDEV([.H11:.H13])" office:value-type="float" office:value="29875.4977420182" calcext:value-type="float">
            <text:p>29875.4977420182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180" calcext:value-type="float">
            <text:p>731180</text:p>
          </table:table-cell>
          <table:table-cell table:style-name="ce4" office:value-type="float" office:value="956" calcext:value-type="float">
            <text:p>95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G14:.G16])" office:value-type="float" office:value="737190.666666667" calcext:value-type="float">
            <text:p>737190.666666667</text:p>
          </table:table-cell>
          <table:table-cell table:style-name="ce3" table:formula="of:=STDEV([.G14:.G16])" office:value-type="float" office:value="12851.6765183899" calcext:value-type="float">
            <text:p>12851.676518389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H14:.H16])" office:value-type="float" office:value="443152" calcext:value-type="float">
            <text:p>443152</text:p>
          </table:table-cell>
          <table:table-cell table:style-name="ce3" table:formula="of:=STDEV([.H14:.H16])" office:value-type="float" office:value="221050.144103097" calcext:value-type="float">
            <text:p>221050.144103097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3240" calcext:value-type="float">
            <text:p>733240</text:p>
          </table:table-cell>
          <table:table-cell table:style-name="ce4" office:value-type="float" office:value="848" calcext:value-type="float">
            <text:p>848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G17:.G19])" office:value-type="float" office:value="726186.666666667" calcext:value-type="float">
            <text:p>726186.666666667</text:p>
          </table:table-cell>
          <table:table-cell table:style-name="ce3" table:formula="of:=STDEV([.G17:.G19])" office:value-type="float" office:value="5136.91009589747" calcext:value-type="float">
            <text:p>5136.91009589747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H17:.H19])" office:value-type="float" office:value="350669.333333333" calcext:value-type="float">
            <text:p>350669.333333333</text:p>
          </table:table-cell>
          <table:table-cell table:style-name="ce3" table:formula="of:=STDEV([.H17:.H19])" office:value-type="float" office:value="173926.69432072" calcext:value-type="float">
            <text:p>173926.69432072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8140" calcext:value-type="float">
            <text:p>728140</text:p>
          </table:table-cell>
          <table:table-cell table:style-name="ce4" office:value-type="float" office:value="946" calcext:value-type="float">
            <text:p>94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G20:.G22])" office:value-type="float" office:value="751118.666666667" calcext:value-type="float">
            <text:p>751118.666666667</text:p>
          </table:table-cell>
          <table:table-cell table:style-name="ce3" table:formula="of:=STDEV([.G20:.G22])" office:value-type="float" office:value="3842.97662409405" calcext:value-type="float">
            <text:p>3842.9766240940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H20:.H22])" office:value-type="float" office:value="8688638.66666667" calcext:value-type="float">
            <text:p>8688638.66666667</text:p>
          </table:table-cell>
          <table:table-cell table:style-name="ce3" table:formula="of:=STDEV([.H20:.H22])" office:value-type="float" office:value="1206377.48918211" calcext:value-type="float">
            <text:p>1206377.48918211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988" calcext:value-type="float">
            <text:p>754988</text:p>
          </table:table-cell>
          <table:table-cell table:style-name="ce3" office:value-type="float" office:value="180672" calcext:value-type="float">
            <text:p>180672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824" calcext:value-type="float">
            <text:p>731824</text:p>
          </table:table-cell>
          <table:table-cell table:style-name="ce3" office:value-type="float" office:value="228576" calcext:value-type="float">
            <text:p>22857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0588" calcext:value-type="float">
            <text:p>730588</text:p>
          </table:table-cell>
          <table:table-cell table:style-name="ce3" office:value-type="float" office:value="235552" calcext:value-type="float">
            <text:p>235552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5268" calcext:value-type="float">
            <text:p>725268</text:p>
          </table:table-cell>
          <table:table-cell table:style-name="ce4" office:value-type="float" office:value="697664" calcext:value-type="float">
            <text:p>69766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0804" calcext:value-type="float">
            <text:p>750804</text:p>
          </table:table-cell>
          <table:table-cell table:style-name="ce4" office:value-type="float" office:value="299136" calcext:value-type="float">
            <text:p>29913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5500" calcext:value-type="float">
            <text:p>735500</text:p>
          </table:table-cell>
          <table:table-cell table:style-name="ce4" office:value-type="float" office:value="332656" calcext:value-type="float">
            <text:p>33265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916" calcext:value-type="float">
            <text:p>731916</text:p>
          </table:table-cell>
          <table:table-cell table:style-name="ce4" office:value-type="float" office:value="296136" calcext:value-type="float">
            <text:p>29613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4652" calcext:value-type="float">
            <text:p>724652</text:p>
          </table:table-cell>
          <table:table-cell table:style-name="ce4" office:value-type="float" office:value="210544" calcext:value-type="float">
            <text:p>21054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1992" calcext:value-type="float">
            <text:p>721992</text:p>
          </table:table-cell>
          <table:table-cell table:style-name="ce4" office:value-type="float" office:value="545328" calcext:value-type="float">
            <text:p>545328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2196" calcext:value-type="float">
            <text:p>752196</text:p>
          </table:table-cell>
          <table:table-cell table:style-name="ce4" office:value-type="float" office:value="8138944" calcext:value-type="float">
            <text:p>813894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6852" calcext:value-type="float">
            <text:p>746852</text:p>
          </table:table-cell>
          <table:table-cell table:style-name="ce4" office:value-type="float" office:value="7855008" calcext:value-type="float">
            <text:p>7855008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308" calcext:value-type="float">
            <text:p>754308</text:p>
          </table:table-cell>
          <table:table-cell table:style-name="ce4" office:value-type="float" office:value="10071964" calcext:value-type="float">
            <text:p>1007196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AVERAGE([.G26:.G29])" office:value-type="float" office:value="946" calcext:value-type="float">
            <text:p>946</text:p>
          </table:table-cell>
          <table:table-cell office:value-type="float" office:value="956" calcext:value-type="float">
            <text:p>956</text:p>
          </table:table-cell>
          <table:table-cell table:formula="of:=AVERAGE([.J26:.J33])" office:value-type="float" office:value="235552" calcext:value-type="float">
            <text:p>235552</text:p>
          </table:table-cell>
          <table:table-cell/>
          <table:table-cell office:value-type="float" office:value="142336" calcext:value-type="float">
            <text:p>142336</text:p>
          </table:table-cell>
          <table:table-cell table:formula="of:=AVERAGE([.L26:.L41])" office:value-type="float" office:value="697664" calcext:value-type="float">
            <text:p>697664</text:p>
          </table:table-cell>
          <table:table-cell office:value-type="float" office:value="154624" calcext:value-type="float">
            <text:p>154624</text:p>
          </table:table-cell>
          <table:table-cell/>
          <table:table-cell table:formula="of:=AVERAGE([.O26:.O57])" office:value-type="float" office:value="10071964.9032258" calcext:value-type="float">
            <text:p>10071964.9032258</text:p>
          </table:table-cell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493568" calcext:value-type="float">
            <text:p>493568</text:p>
          </table:table-cell>
          <table:table-cell/>
          <table:table-cell office:value-type="float" office:value="122368" calcext:value-type="float">
            <text:p>122368</text:p>
          </table:table-cell>
          <table:table-cell table:number-columns-repeated="2"/>
          <table:table-cell office:value-type="float" office:value="2408448" calcext:value-type="float">
            <text:p>2408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32096" calcext:value-type="float">
            <text:p>132096</text:p>
          </table:table-cell>
          <table:table-cell/>
          <table:table-cell office:value-type="float" office:value="337920" calcext:value-type="float">
            <text:p>337920</text:p>
          </table:table-cell>
          <table:table-cell table:number-columns-repeated="2"/>
          <table:table-cell office:value-type="float" office:value="13828096" calcext:value-type="float">
            <text:p>138280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309248" calcext:value-type="float">
            <text:p>309248</text:p>
          </table:table-cell>
          <table:table-cell/>
          <table:table-cell office:value-type="float" office:value="127488" calcext:value-type="float">
            <text:p>127488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203776" calcext:value-type="float">
            <text:p>203776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752" calcext:value-type="float">
            <text:p>42752</text:p>
          </table:table-cell>
          <table:table-cell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436224" calcext:value-type="float">
            <text:p>436224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124416" calcext:value-type="float">
            <text:p>124416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8512" calcext:value-type="float">
            <text:p>128512</text:p>
          </table:table-cell>
          <table:table-cell table:number-columns-repeated="2"/>
          <table:table-cell office:value-type="float" office:value="104960" calcext:value-type="float">
            <text:p>10496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8512" calcext:value-type="float">
            <text:p>128512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26304" calcext:value-type="float">
            <text:p>226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73152" calcext:value-type="float">
            <text:p>1073152</text:p>
          </table:table-cell>
          <table:table-cell table:number-columns-repeated="2"/>
          <table:table-cell office:value-type="float" office:value="1138688" calcext:value-type="float">
            <text:p>113868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73152" calcext:value-type="float">
            <text:p>1073152</text:p>
          </table:table-cell>
          <table:table-cell table:number-columns-repeated="2"/>
          <table:table-cell office:value-type="float" office:value="2007040" calcext:value-type="float">
            <text:p>200704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2408448" calcext:value-type="float">
            <text:p>24084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925248" calcext:value-type="float">
            <text:p>159252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859584" calcext:value-type="float">
            <text:p>185958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23424" calcext:value-type="float">
            <text:p>202342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24992" calcext:value-type="float">
            <text:p>72499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88960" calcext:value-type="float">
            <text:p>208896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13504" calcext:value-type="float">
            <text:p>501350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138816" calcext:value-type="float">
            <text:p>1513881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7872" calcext:value-type="float">
            <text:p>84787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4720" calcext:value-type="float">
            <text:p>94720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2179072]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99360" calcext:value-type="float">
            <text:p>39936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434880" calcext:value-type="float">
            <text:p>134348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532032" calcext:value-type="float">
            <text:p>1553203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34880" calcext:value-type="float">
            <text:p>6348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0:57:10.836884718</meta:creation-date>
    <dc:date>2017-08-03T01:05:29.703556277</dc:date>
    <meta:editing-duration>PT1H16M21S</meta:editing-duration>
    <meta:editing-cycles>35</meta:editing-cycles>
    <meta:generator>LibreOffice/5.2.2.2$Linux_X86_64 LibreOffice_project/20m0$Build-2</meta:generator>
    <meta:document-statistic meta:table-count="1" meta:cell-count="2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'.L5:'runtime &amp; reads'.L10" chart:error-lower-range="'runtime &amp; reads'.L5:'runtime &amp; reads'.L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'.L5:'runtime &amp; reads'.L10" chart:error-lower-range="'runtime &amp; reads'.L5:'runtime &amp; reads'.L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'.L5:'runtime &amp; reads'.L10" chart:error-lower-range="'runtime &amp; reads'.L5:'runtime &amp; reads'.L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07cm" svg:height="9.674cm" xlink:href=".." xlink:type="simple" chart:class="chart:bar" chart:style-name="ch1">
        <chart:title svg:x="3.359cm" svg:y="0.329cm" chart:style-name="ch2">
          <text:p>Total I/O throughput (KB)</text:p>
        </chart:title>
        <chart:plot-area chart:style-name="ch3" table:cell-range-address="'runtime &amp; reads'.J5:'runtime &amp; reads'.K10" chart:data-source-has-labels="both" svg:x="1.247cm" svg:y="1.301cm" svg:width="10.324cm" svg:height="7.199cm">
          <chartooo:coordinate-region svg:x="2.794cm" svg:y="1.5cm" svg:width="8.777cm" svg:height="6.353cm"/>
          <chart:axis chart:dimension="x" chart:name="primary-x" chart:style-name="ch4" chartooo:axis-type="auto">
            <chartooo:date-scale/>
            <chart:title svg:x="6.047cm" svg:y="8.693cm" chart:style-name="ch5">
              <text:p>jobs</text:p>
            </chart:title>
            <chart:categories table:cell-range-address="'runtime &amp; reads'.J5:'runtime &amp; reads'.J10"/>
          </chart:axis>
          <chart:axis chart:dimension="y" chart:name="primary-y" chart:style-name="ch6">
            <chart:title svg:x="0.292cm" svg:y="5.704cm" chart:style-name="ch7">
              <text:p>throughput</text:p>
            </chart:title>
            <chart:grid chart:style-name="ch8" chart:class="major"/>
          </chart:axis>
          <chart:series chart:style-name="ch9" chart:values-cell-range-address="'runtime &amp; reads'.K5:'runtime &amp; reads'.K10" loext:label-string="total_io_throughput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io_throughput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untime &amp; reads'.J5:'runtime &amp; reads'.J10</svg:desc>
                </draw:g>
              </table:table-cell>
              <table:table-cell office:value-type="float" office:value="1509466.66666667">
                <text:p>1509466.66666667</text:p>
                <draw:g>
                  <svg:desc>'runtime &amp; reads'.K5:'runtime &amp; reads'.K10</svg:desc>
                </draw:g>
              </table:table-cell>
              <table:table-cell office:value-type="float" office:value="750.555349946513">
                <text:p>750.555349946513</text:p>
                <draw:g>
                  <svg:desc>'runtime &amp; reads'.L5:'runtime &amp; reads'.L10</svg:desc>
                </draw:g>
              </table:table-cell>
              <table:table-cell office:value-type="float" office:value="750.555349946513">
                <text:p>750.555349946513</text:p>
                <draw:g>
                  <svg:desc>'runtime &amp; reads'.L5:'runtime &amp; reads'.L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0853.333333333">
                <text:p>730853.333333333</text:p>
              </table:table-cell>
              <table:table-cell office:value-type="float" office:value="2565.64481823446">
                <text:p>2565.64481823446</text:p>
              </table:table-cell>
              <table:table-cell office:value-type="float" office:value="2565.64481823446">
                <text:p>2565.644818234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9133.333333333">
                <text:p>739133.333333333</text:p>
              </table:table-cell>
              <table:table-cell office:value-type="float" office:value="13744.4448899668">
                <text:p>13744.4448899668</text:p>
              </table:table-cell>
              <table:table-cell office:value-type="float" office:value="13744.4448899668">
                <text:p>13744.44488996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7190.666666667">
                <text:p>737190.666666667</text:p>
              </table:table-cell>
              <table:table-cell office:value-type="float" office:value="12851.6765183899">
                <text:p>12851.6765183899</text:p>
              </table:table-cell>
              <table:table-cell office:value-type="float" office:value="12851.6765183899">
                <text:p>12851.6765183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26186.666666667">
                <text:p>726186.666666667</text:p>
              </table:table-cell>
              <table:table-cell office:value-type="float" office:value="5136.91009589747">
                <text:p>5136.91009589747</text:p>
              </table:table-cell>
              <table:table-cell office:value-type="float" office:value="5136.91009589747">
                <text:p>5136.910095897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1118.666666667">
                <text:p>751118.666666667</text:p>
              </table:table-cell>
              <table:table-cell office:value-type="float" office:value="3842.97662409405">
                <text:p>3842.97662409405</text:p>
              </table:table-cell>
              <table:table-cell office:value-type="float" office:value="3842.97662409405">
                <text:p>3842.97662409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'.P5:'runtime &amp; reads'.P10" chart:error-lower-range="'runtime &amp; reads'.P5:'runtime &amp; reads'.P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'.P5:'runtime &amp; reads'.P10" chart:error-lower-range="'runtime &amp; reads'.P5:'runtime &amp; reads'.P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'.P5:'runtime &amp; reads'.P10" chart:error-lower-range="'runtime &amp; reads'.P5:'runtime &amp; reads'.P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5cm" svg:height="9.674cm" xlink:href=".." xlink:type="simple" chart:class="chart:bar" chart:style-name="ch1">
        <chart:title svg:x="3.306cm" svg:y="0.329cm" chart:style-name="ch2">
          <text:p>Worst-case Latency (usec)</text:p>
        </chart:title>
        <chart:plot-area chart:style-name="ch3" table:cell-range-address="'runtime &amp; reads'.J5:'runtime &amp; reads'.J10 'runtime &amp; reads'.O5:'runtime &amp; reads'.O10" chart:data-source-has-labels="both" svg:x="1.254cm" svg:y="1.301cm" svg:width="10.653cm" svg:height="7.199cm">
          <chartooo:coordinate-region svg:x="2.987cm" svg:y="1.5cm" svg:width="8.92cm" svg:height="6.353cm"/>
          <chart:axis chart:dimension="x" chart:name="primary-x" chart:style-name="ch4" chartooo:axis-type="auto">
            <chartooo:date-scale/>
            <chart:title svg:x="6.218cm" svg:y="8.693cm" chart:style-name="ch5">
              <text:p>jobs</text:p>
            </chart:title>
            <chart:categories table:cell-range-address="'runtime &amp; reads'.J5:'runtime &amp; reads'.J10"/>
          </chart:axis>
          <chart:axis chart:dimension="y" chart:name="primary-y" chart:style-name="ch6">
            <chart:title svg:x="0.3cm" svg:y="5.703cm" chart:style-name="ch7">
              <text:p>latency</text:p>
            </chart:title>
            <chart:grid chart:style-name="ch8" chart:class="major"/>
          </chart:axis>
          <chart:series chart:style-name="ch9" chart:values-cell-range-address="'runtime &amp; reads'.O5:'runtime &amp; reads'.O10" loext:label-string="latency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untime &amp; reads'.J5:'runtime &amp; reads'.J10</svg:desc>
                </draw:g>
              </table:table-cell>
              <table:table-cell office:value-type="float" office:value="346">
                <text:p>346</text:p>
                <draw:g>
                  <svg:desc>'runtime &amp; reads'.O5:'runtime &amp; reads'.O10</svg:desc>
                </draw:g>
              </table:table-cell>
              <table:table-cell office:value-type="float" office:value="10.5830052442584">
                <text:p>10.5830052442584</text:p>
                <draw:g>
                  <svg:desc>'runtime &amp; reads'.P5:'runtime &amp; reads'.P10</svg:desc>
                </draw:g>
              </table:table-cell>
              <table:table-cell office:value-type="float" office:value="10.5830052442584">
                <text:p>10.5830052442584</text:p>
                <draw:g>
                  <svg:desc>'runtime &amp; reads'.P5:'runtime &amp; reads'.P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6.666666666667">
                <text:p>916.666666666667</text:p>
              </table:table-cell>
              <table:table-cell office:value-type="float" office:value="59.6769078734257">
                <text:p>59.6769078734257</text:p>
              </table:table-cell>
              <table:table-cell office:value-type="float" office:value="59.6769078734257">
                <text:p>59.67690787342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4933.333333333">
                <text:p>214933.333333333</text:p>
              </table:table-cell>
              <table:table-cell office:value-type="float" office:value="29875.4977420182">
                <text:p>29875.4977420182</text:p>
              </table:table-cell>
              <table:table-cell office:value-type="float" office:value="29875.4977420182">
                <text:p>29875.49774201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3152">
                <text:p>443152</text:p>
              </table:table-cell>
              <table:table-cell office:value-type="float" office:value="221050.144103097">
                <text:p>221050.144103097</text:p>
              </table:table-cell>
              <table:table-cell office:value-type="float" office:value="221050.144103097">
                <text:p>221050.1441030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0669.333333333">
                <text:p>350669.333333333</text:p>
              </table:table-cell>
              <table:table-cell office:value-type="float" office:value="173926.69432072">
                <text:p>173926.69432072</text:p>
              </table:table-cell>
              <table:table-cell office:value-type="float" office:value="173926.69432072">
                <text:p>173926.694320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688638.66666667">
                <text:p>8688638.66666667</text:p>
              </table:table-cell>
              <table:table-cell office:value-type="float" office:value="1206377.48918211">
                <text:p>1206377.48918211</text:p>
              </table:table-cell>
              <table:table-cell office:value-type="float" office:value="1206377.48918211">
                <text:p>1206377.48918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